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319D1332304A12891E8.jpg" manifest:media-type="image/jpeg"/>
  <manifest:file-entry manifest:full-path="Pictures/1000000000000421000003192C529E3C6725A43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2.458cm" fo:min-width="6.0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gr5" style:family="graphic" style:parent-style-name="standard">
      <style:graphic-properties draw:textarea-horizontal-align="justify" draw:textarea-vertical-align="middle" draw:auto-grow-height="false" fo:min-height="2.458cm" fo:min-width="6.00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1.248cm"/>
    </style:style>
    <style:style style:name="pr1" style:family="presentation" style:parent-style-name="Nature_5f_Illustration-title">
      <style:graphic-properties fo:min-height="4.963cm"/>
      <style:paragraph-properties style:writing-mode="lr-tb"/>
    </style:style>
    <style:style style:name="pr2" style:family="presentation" style:parent-style-name="Nature_5f_Illustration-subtitle">
      <style:graphic-properties draw:fill-color="#ffffff" fo:min-height="2.693cm"/>
      <style:paragraph-properties style:writing-mode="lr-tb"/>
    </style:style>
    <style:style style:name="pr3" style:family="presentation" style:parent-style-name="Nature_5f_Illustratio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Nature_5f_Illustration1-title">
      <style:graphic-properties fo:min-height="3.506cm"/>
      <style:paragraph-properties style:writing-mode="lr-tb"/>
    </style:style>
    <style:style style:name="pr5" style:family="presentation" style:parent-style-name="Nature_5f_Illustration1-outline1">
      <style:graphic-properties fo:min-height="13.236cm"/>
      <style:paragraph-properties style:writing-mode="lr-tb"/>
    </style:style>
    <style:style style:name="pr6" style:family="presentation" style:parent-style-name="Nature_5f_Illustration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ature_5f_Illustration1-notes">
      <style:graphic-properties draw:fill-color="#ffffff" fo:min-height="13.364cm"/>
      <style:paragraph-properties style:writing-mode="lr-tb"/>
    </style:style>
    <style:style style:name="pr8" style:family="presentation" style:parent-style-name="Nature_5f_Illustration1-title">
      <style:graphic-properties fo:min-height="13.88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.5cm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>Movie recommendation system</text:p>
          </draw:text-box>
        </draw:frame>
        <draw:frame presentation:style-name="pr2" draw:text-style-name="P2" draw:layer="layout" svg:width="14.399cm" svg:height="2.693cm" svg:x="11.201cm" svg:y="10.707cm" presentation:class="subtitle">
          <draw:text-box>
            <text:p>ML project</text:p>
          </draw:text-box>
        </draw:frame>
        <draw:frame draw:style-name="gr1" draw:text-style-name="P3" draw:layer="layout" svg:width="21.6cm" svg:height="3.095cm" svg:x="2.4cm" svg:y="15.8cm">
          <draw:text-box>
            <text:p>Dataset link : https://www.kaggle.com/datasets/tmdb/tmdb-movie-metada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Types of recommender system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Content based</text:p>
                <text:p text:style-name="P4"><text:s/>based on similar content that user watched</text:p>
                <text:p text:style-name="P4"><text:s/>tags are used for this</text:p>
              </text:list-item>
              <text:list-item>
                <text:p>Collaborative filtering based</text:p>
                <text:p text:style-name="P4">Based on users interest recommends.for example user a and b has nearly same interest (because they are watching and rating the same movies ) if a liked any movie then system will recommend same movie to b.</text:p>
              </text:list-item>
              <text:list-item>
                <text:p>Hybrid</text:p>
                <text:p><text:s/></text:p>
                <text:p><text:s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1T0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Project flow</text:p>
          </draw:text-box>
        </draw:frame>
        <draw:custom-shape draw:style-name="gr3" draw:text-style-name="P6" draw:layer="layout" svg:width="6.8cm" svg:height="3cm" svg:x="1cm" svg:y="6.4cm">
          <text:p text:style-name="P5">Dataset sear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2cm" svg:height="1.2cm" svg:x="8.4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6" draw:layer="layout" svg:width="6.8cm" svg:height="3cm" svg:x="10.6cm" svg:y="6.4cm">
          <text:p text:style-name="P5">Data pre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8cm" svg:height="3cm" svg:x="20.2cm" svg:y="6.4cm">
          <text:p text:style-name="P5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8cm" svg:height="3cm" svg:x="20.2cm" svg:y="11.8cm">
          <text:p text:style-name="P5">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8cm" svg:height="3cm" svg:x="10.6cm" svg:y="11.8cm">
          <text:p text:style-name="P5">Deplo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.995cm" svg:height="1.201cm" draw:transform="skewX (0.0582939970166106) rotate (-1.55927715373173) translate (23.97cm 9.605cm)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2cm" svg:height="1.2cm" svg:x="18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2cm" svg:height="1.2cm" svg:x="18cm" svg:y="12.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Text Vectorization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We cannot directly feed our text into that algorithm. Hence, Bag of Words model is used to preprocess the text by converting it into a bag of words, which keeps a count of the total occurrences of most frequently used words.</text:p>
              </text:list-item>
              <text:list-item>
                <text:p>This model can be visualized using a table, which contains the count of words corresponding to the word itself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Nature_5f_Illustration1" presentation:presentation-page-layout-name="AL3T19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Steps<text:line-break/></text:p>
          </draw:text-box>
        </draw:frame>
        <draw:frame presentation:style-name="pr8" draw:text-style-name="P1" draw:layer="layout" svg:width="25.199cm" svg:height="13.889cm" svg:x="0.8cm" svg:y="4.111cm" presentation:class="title" presentation:user-transformed="true">
          <draw:text-box>
            <text:p>1 combine all tags and find the frequency of each word<text:line-break/>2 find the words with max frequency<text:line-break/>3 now for each tag find frequency of max frequency words <text:line-break/>this will create a vector<text:line-break/>4 we won’t consider stop words(e.g are ,is ,to,etc)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 style:font-size-asian="28pt" style:font-size-complex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 style:font-size-asian="24pt" style:font-size-complex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 style:font-size-asian="20pt" style:font-size-complex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 style:font-size-asian="20pt" style:font-size-complex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 style:font-size-asian="20pt" style:font-size-complex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 style:font-size-asian="20pt" style:font-size-complex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 style:font-size-asian="28pt" style:font-size-complex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 style:font-size-asian="24pt" style:font-size-complex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 style:font-size-asian="20pt" style:font-size-complex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 style:font-size-asian="20pt" style:font-size-complex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 style:font-size-asian="20pt" style:font-size-complex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 style:font-size-asian="20pt" style:font-size-complex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 style:font-size-asian="20pt" style:font-size-complex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 style:font-size-asian="20pt" style:font-size-complex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1:19:42.189958647</meta:creation-date>
    <meta:editing-duration>PT25M58S</meta:editing-duration>
    <meta:editing-cycles>10</meta:editing-cycles>
    <meta:generator>LibreOffice/6.4.7.2$Linux_X86_64 LibreOffice_project/40$Build-2</meta:generator>
    <dc:title>Nature Illustration</dc:title>
    <dc:date>2022-03-24T12:02:28.092252690</dc:date>
    <meta:document-statistic meta:object-count="61"/>
  </office:meta>
</office:document-meta>
</file>